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Samarita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72" is written in pencil and circled in the top right corner of the page.]</text:p>
      <text:p text:style-name="P3"/>
      <text:p text:style-name="P2">An exegetical lecture about the Samaritans/</text:p>
      <text:p text:style-name="P2">[Hebrew]/</text:p>
      <text:p text:style-name="P2"/>
      <text:p text:style-name="P3">[Page 1]</text:p>
      <text:p text:style-name="P3">Dear Brethren! <text:s/>In my exegetical remarks I/ incidentally alluded last Sabbath to mount Ebal/ towards which the imprecations <text:span text:style-name="T2">which</text:span><text:span text:style-name="T4"> that we rehearsed in/ the section of the day, were to be uttered for the aban-/-donment of the behests of God. <text:s/>It was my/ intention then cursorily to speak also of the histo-/-rical importance which the opposite mountain,/ towards which the blessings were pronounced, assumed/ after the first restoration of Israel to their land. <text:s/>But/ the love of brevity bid me desist. <text:s/>This mor-/-ning, however, I will afford those among my hearers/ who are not thoroughly conversant with our post-/Biblical history, some useful information touching/ the causes that established on mount Gerizim/ a rival worship to that, held at the Temple raised/ upon mount Moriah. <text:s/>From the/ song of victory which Moses and his liberated brethren/ shouted forth on the shore of the Red Sea, we clearly/ infer that it was God's design that those He had/ </text:span><text:span text:style-name="T2">so</text:span><text:span text:style-name="T4"> greatly benefitted[sic!], should set apart in their/ future country a place for national worship./</text:span></text:p>
      <text:p text:style-name="P3"><text:span text:style-name="T4"/></text:p>
      <text:p text:style-name="P3"><text:span text:style-name="T4">[Page 2]</text:span></text:p>
      <text:p text:style-name="P3"><text:soft-page-break/><text:span text:style-name="T4">It is only by the admission of that fact, that/ we can understand the glowing words of the poet,/ when piercing into the future, he sees the Samaritan,/ which the hands of the </text:span><text:span text:style-name="T2">Eternal</text:span><text:span text:style-name="T4"> Lord had established [Hebrew]/ [Hebrew]. <text:s/>Yet nowhere in the Pentateuch/ is the site in which that sacred fane was to have/ been erected, pointed out with exact precision. <text:s/>Cer-/-tain passages occurring in that heavenly volume,/ seem to indicate the very spot subsequently chosen/ by King David, but their meaning is not suffi-/-ciently definite, to be advanced as an irrefutable/ argument. <text:s/>This defect, which a believing/ Israelite considered of no moment, since tradition/ fully supplies it, emboldened a caste of/ spurious proselytes to Judaism, to rear a Temple/ in opposition to that, which had become the centre/ towards which the hearts of all the faithful converged./ <text:s/>The Samaritans, so called because they had been/ transplanted from their native land to Samaria,/ when the rightful inhabitants of it were carried/ into exile by </text:span><text:span text:style-name="T2">by</text:span><text:span text:style-name="T4"> the Assyrian Monarch, viewed/ with extreme jealousy the royal privileges that/ the enfranchised captives of Babylon had obtained under the/</text:span></text:p>
      <text:p text:style-name="P3"><text:span text:style-name="T4"/></text:p>
      <text:p text:style-name="P3"><text:span text:style-name="T4">[Page 3]</text:span></text:p>
      <text:p text:style-name="P3"><text:span text:style-name="T4">auspices of Ezra and Nehemiah. <text:s/>Frustrated/ in the</text:span><text:span text:style-name="T2">ir</text:span><text:span text:style-name="T4"> expectation that their claims to a com-/-munity of religion with the Hebrews, would be/ recognized by the leaders of our people, they/ joined in open antagonism to them. <text:s/>Stung/ with resentment </text:span><text:span text:style-name="T2">at</text:span><text:span text:style-name="T4"> by the expulsion of a priest/ who had allied himself in matrimony with a/ daughter of their race, they set up on mount/ Gerizim, which is in Shechem, a temple after/ the model of that, which had just been raised/ anew in the metropolis of Judea. <text:s/>This act/ of apostacy might have opened an insuferable[sic!]/ chasm between them and the followers of tradi-/-tional Judaism, but they were intent upon </text:span><text:span text:style-name="T2">swel-</text:span><text:span text:style-name="T4"> aug-/-menting their number </text:span><text:span text:style-name="T2">by</text:span><text:span text:style-name="T4"> with the wavering and the re-/-creants in Israel. <text:s/>The more easily to reach/ their goal, they betook themselves to the task/ of tampering with the Pentateuch in a manner,/ which might justify, in the eyes of the inexpe-/-rienced, their baneful heresy./</text:span></text:p>
      <text:p text:style-name="P3"><text:span text:style-name="T4">We read last Sabbath, and on a previous occasion/</text:span></text:p>
      <text:p text:style-name="P3"><text:span text:style-name="T4"/></text:p>
      <text:p text:style-name="P3"><text:span text:style-name="T4">[Page 4]</text:span></text:p>
      <text:p text:style-name="P3"><text:span text:style-name="T4">also, my dear Brethren! that Moses had desi-/-gnated mount Gerizim as the place towards which/ blessings were to be pronounced for the faithful/ performance of the law. <text:s/>Availing themselves/ of the Scriptural preference given to that spot, the/ Samaritans asserted that the messenger of the Deity,/ had designed it likewise for the future sanctuary/ which his prophetic eye had foreseen. <text:s/>But/ notwithstanding such plausible reasoning, they/ could not ignore that the perfect silence main-/-tained in the Pentateuch respecting the sanctity of/ the Jerusalem temple, was kept as well in regard/ to their own sanctuary. <text:s/>They could not cite/ a passage from which it might be obviously/ deduced that the Divinity would vouchsafe/ to irradiate with his spirit the mountain they/ had apportioned for his Tabernacle. <text:s/>But they had/ resolved not to be foiled in their unrighteous/ undertaking, they therefore had recourse to foul/ means. <text:s/>Frequently where Holy Writ alludes/ to the settlement of Israel in Palestine, their Scribes/ surreptitiously inserted words that might be interpreted/ as favoring their predilection for mount Gerizim./</text:span></text:p>
      <text:p text:style-name="P3"><text:span text:style-name="T4"/></text:p>
      <text:p text:style-name="P3"><text:span text:style-name="T4">[Page 5]</text:span></text:p>
      <text:p text:style-name="P3"><text:span text:style-name="T4">Sometimes their audacity impelled them event to alter/ a phrase for another which promoted the object they/ had in </text:span><text:span text:style-name="T2">vie</text:span><text:span text:style-name="T4"> contemplation. <text:s/>Thus for instance, in the/ lesson of last week, it is recorded that our forefathers were commanded/ that on entering the land of their possession, they/ should engrave upon huge stones the condensed substance/ of their religious duties, and deposit the same on mount/ Eb</text:span><text:span text:style-name="T5">à</text:span><text:span text:style-name="T4">l, where an altar was to be reared in honor to their/ Divine Benefactor. <text:s/>The Samaritans in order to/ enhance in the mind of their adherents the sanctity/ of their house of worship, substituted the word Gerizim/ for Eb</text:span><text:span text:style-name="T5">à</text:span><text:span text:style-name="T6">l, and arrogantly contended that inasmuch/ as the blessings were to be uttered towards the former/ mountain, theirs must undoubtedly be the correct/ copy. <text:s/>As it may be easily imagined so/ </text:span><text:soft-page-break/><text:span text:style-name="T6">bold an encroachment upon what our ancestors/ had guarded with extreme scrupulousness, widened still/ more the breach which already existed between them-/-selves and their wily opponents. <text:s/>Recriminations/ were freely indulged into, and as times were/ propitious to either party, the other was made/ to suffer. <text:s/>So we read of John Hyrcanus/ razing the Samaritan Temple to the ground,/</text:span></text:p>
      <text:p text:style-name="P3"><text:span text:style-name="T6"/></text:p>
      <text:p text:style-name="P3"><text:span text:style-name="T6">[Page 6]</text:span></text:p>
      <text:p text:style-name="P3"><text:span text:style-name="T6">and again of its worshipppers[sic!] polluting some/ years after, the hallowed fane of Zion./</text:span></text:p>
      <text:p text:style-name="P3"><text:span text:style-name="T6">But it was decreed above that this exotic plant which/ massed the vineyard of the Lord, should not long/ thrive. <text:s/>After innumerable vicissitudes, which/ I could not attempt in my present lecture to describe/ even succinctly, the ancient denizens of Shechem/ decreased very considerably </text:span><text:span text:style-name="T3">in number</text:span><text:span text:style-name="T6">, and with/ that lost the influence they </text:span><text:span text:style-name="T3">once</text:span><text:span text:style-name="T6"> formerly commanded./ <text:s/>Already as far back as in the twelfth century,/ they had been reduced to a small community;/ and in our own days travellers[sic!] can find in the/ East but exceedingly few representatives of the/ once proud sect of the Samaritans. <text:s/>Yet those/ few still cling to their ancestral error. <text:s/>They/ deem it legal to offer sacrifices even beyond/ the precincts of their consecrated mountain, and/ when unable to repair thither, they present/ oblations during the festivals, in the city proper of Shechem./ <text:s/>They deny the authenticity of the oral law, and scorn/ the idea </text:span><text:span text:style-name="T3">of</text:span><text:span text:style-name="T6"> that any prophet should have/ arisen after the </text:span><text:span text:style-name="T3">death</text:span><text:span text:style-name="T6"> demise of Moses. <text:s/>Hence the/ Pentateuch is the only book which they hold in reverence./</text:span></text:p>
      <text:p text:style-name="P3"><text:span text:style-name="T6"/></text:p>
      <text:p text:style-name="P3"><text:span text:style-name="T6">[Page 7]</text:span></text:p>
      <text:p text:style-name="P3"><text:span text:style-name="T6">They are in possession also of a work which professes to/ be a narrative of the events recorded in Joshua,/ but its contents bears evidences of its spuriousness./ <text:s/>How grateful ought we then to be, my Brethren!/ that those volumes have been preserved intact,/ which edify and comfort us with the spiritual/ effusions of our seers and sages! <text:s/>Yes, my/ dear friends! <text:s/>We must be thankful first to/ God, who saved unscathed that invaluable trea-/-sure amidst the frequent conflagrations that/ consumed together with the lives of Jacob's offspring many/ of their learned productions. <text:s/>And we must likewise/ pay a tribute of respect to the memory of those/ indefatigable men, who though suffering the most/ ruthless persecutions, pursued with unabated ardour/ their pious undertaking, and bequeathed to us/ a work which irrevocably establishes the text of/ the whole Bible, and thus prevents for evermore/ the designing and unfaithful from tampering with the/ sacred Original. <text:s/>May we profit by the ef-/-forts of the righteous Massorites, and by meditating on the/ Scriptures in the transcendent language they were written,/ eschew the error into which they fall who set up/</text:span></text:p>
      <text:p text:style-name="P3"><text:span text:style-name="T6"/></text:p>
      <text:p text:style-name="P3"><text:span text:style-name="T6">[Page 8]</text:span></text:p>
      <text:p text:style-name="P3"><text:span text:style-name="T6">their fallacious judgments against the word of/ inspiration. <text:s/>"Happy [Hebrew]/ "the men who walketh not in the counsel of the ungodly"/ [Hebrew] "But whose delight is/ in the law of the Eternal, and in </text:span><text:span text:style-name="T3">his</text:span><text:span text:style-name="T6"> it he doth me-/-ditate day and night." <text:s/>So may it be with each of/ u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14:38:19.16</meta:creation-date>
    <meta:document-statistic meta:table-count="0" meta:image-count="0" meta:object-count="0" meta:page-count="4" meta:paragraph-count="82" meta:word-count="1512" meta:character-count="9630"/>
    <dc:date>2012-11-21T15:20:55.89</dc:date>
    <meta:editing-duration>PT1M55S</meta:editing-duration>
    <meta:editing-cycles>1</meta:editing-cycles>
    <meta:generator>OpenOffice.org/3.4.1$Win32 OpenOffice.org_project/341m1$Build-9593</meta:generator>
  </office:meta>
</office:document-meta>
</file>